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  <style:style style:name="P19" style:parent-style-name="podpis" style:family="paragraph">
      <style:paragraph-properties fo:text-align="start" fo:margin-left="0in">
        <style:tab-stops/>
      </style:paragraph-properties>
    </style:style>
    <style:style style:name="P20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4/2023</text:p>
            <text:p text:style-name="Normální">KVOP-42483/2023</text:p>
            <text:p text:style-name="Normální">13. 11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P. N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<text:s/>o svobodném přístupu k informacím</text:h>
      <text:p text:style-name="Základnítext">Vážený pane N.,</text:p>
      <text:p text:style-name="Základnítext">dne 9. 11. 2023 obdržela Kancelář veřejného ochránce práv Vaši žádost o informace. Žádáte o zaslání „stanoviska vydaného ve věci sp. zn. 923/2018/VOP/MS ze dne 27. 8. 2018, jenž se týká kamerového dohledu.“</text:p>
      <text:p text:style-name="Základnítext"><text:span text:style-name="Silné">Dáváme Vám tyto informace</text:span>:</text:p>
      <text:p text:style-name="Základnítext">Závěrečné stanovisko veřejného ochránce práv, sp. zn. 923/2018/VOP ze dne 27. 8. 2018. Pro úplnost dodávám, že tématem kamer v ubytovacích místnostech se ochránce zabýval také v Souhrnné zprávě z návštěv vazebních věznic (s. 33-37) z roku 2022. Tuto zprávu Vám rovněž zasílám.</text:p>
      <text:p text:style-name="Základnítext">S pozdravem</text:p>
      <text:p text:style-name="P18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y</text:p>
      <text:p text:style-name="P19">Závěrečné stanovisko veřejného ochránce práv, sp. zn. 923/2018/VOP ze dne 27. 8. 2018</text:p>
      <text:p text:style-name="P20">Souhrnná zpráva z návštěv<text:s/>vazebních věznic (2022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Z9R5*</text:span></text:p>
        <text:p text:style-name="P12"><text:span text:style-name="T13">KVOPX00DZ9R5</text:span>KVOPX00DZ9R5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2-01T10:01:00Z</meta:creation-date>
    <dc:date>2023-12-01T10:16:00Z</dc:date>
    <meta:print-date>2016-06-27T07:08:00Z</meta:print-date>
    <meta:template xlink:href="KVOP_dopis%20vedoucího" xlink:type="simple"/>
    <meta:editing-cycles>4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41" meta:character-count="973" meta:row-count="6" meta:non-whitespace-character-count="833"/>
  </office:meta>
</office:document-meta>
</file>